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ro1" style:family="table-row">
      <style:table-row-properties style:row-height="7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000000" fo:font-size="20pt" fo:font-weight="normal" style:font-size-asian="20pt" style:font-weight-asian="normal" style:font-size-complex="20pt" style:font-weight-complex="normal"/>
    </style:style>
    <style:style style:name="ce5" style:family="table-cell" style:parent-style-name="Default">
      <style:text-properties fo:color="#ede574" style:text-outline="false" style:text-line-through-style="none" style:text-line-through-type="none" style:font-name="Courier New" fo:font-size="2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20pt" style:language-asian="none" style:country-asian="none" style:font-style-asian="normal" style:font-weight-asian="normal" style:font-name-complex="Courier New" style:font-size-complex="2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20pt" fo:font-weight="normal" style:font-size-asian="20pt" style:font-weight-asian="normal" style:font-size-complex="20pt" style:font-weight-complex="normal"/>
    </style:style>
    <style:style style:name="ce8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pt"/>
      <style:text-properties fo:color="#000000" fo:font-size="20pt" fo:font-weight="normal" style:font-size-asian="20pt" style:font-weight-asian="normal" style:font-size-complex="20pt" style:font-weight-complex="normal"/>
    </style:style>
    <style:style style:name="ce9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pt"/>
      <style:text-properties fo:color="#c9211e" fo:font-size="20pt" fo:font-weight="normal" style:font-size-asian="20pt" style:font-weight-asian="normal" style:font-size-complex="20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alents" table:style-name="ta1">
        <table:table-column table:style-name="co1" table:number-columns-repeated="1024" table:default-cell-style-name="ce2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04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1016"/>
        </table:table-row>
        <table:table-row table:style-name="ro1" table:number-rows-repeated="460">
          <table:table-cell table:number-columns-repeated="1024"/>
        </table:table-row>
        <table:table-row table:style-name="ro1">
          <table:table-cell table:number-columns-repeated="491"/>
          <table:table-cell office:value-type="string" calcext:value-type="string">
            <text:p>geyse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ater_all_dmg_small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geyser_attack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whirlpool_frost_extra_dmg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rt_of_ice_frost_synergy</text:p>
          </table:table-cell>
          <table:table-cell table:number-columns-repeated="3"/>
          <table:table-cell office:value-type="string" calcext:value-type="string">
            <text:p>volcano_burn_synergy</text:p>
          </table:table-cell>
          <table:table-cell table:number-columns-repeated="5"/>
          <table:table-cell office:value-type="string" calcext:value-type="string">
            <text:p>magma_flower_heal_synergy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whirlpoo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at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eart_of_ic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volcano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fire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gma_flower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whirlpool_shiver_synergy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rt_of_ice_magic_shield_synergy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ma_flower_enhanced_synergy</text:p>
          </table:table-cell>
          <table:table-cell table:number-columns-repeated="516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1"/>
          <table:table-cell office:value-type="string" calcext:value-type="string">
            <text:p>frostball_frost_essence_gen_synergy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lizzard_frost_essence_synergy</text:p>
          </table:table-cell>
          <table:table-cell table:number-columns-repeated="3"/>
          <table:table-cell office:value-type="string" calcext:value-type="string">
            <text:p>fireball_consume_burn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1"/>
          <table:table-cell office:value-type="string" calcext:value-type="string">
            <text:p>frostb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at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lizzard</text:p>
          </table:table-cell>
          <table:table-cell table:number-columns-repeated="3"/>
          <table:table-cell office:value-type="string" calcext:value-type="string">
            <text:p>fireb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fire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lazing_inferno</text:p>
          </table:table-cell>
          <table:table-cell table:number-columns-repeated="2" office:value-type="string" calcext:value-type="string">
            <text:p>O</text:p>
          </table:table-cell>
          <table:table-cell table:number-columns-repeated="514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3"/>
          <table:table-cell office:value-type="string" calcext:value-type="string">
            <text:p>O</text:p>
          </table:table-cell>
          <table:table-cell table:number-columns-repeated="513"/>
        </table:table-row>
        <table:table-row table:style-name="ro1">
          <table:table-cell table:number-columns-repeated="491"/>
          <table:table-cell office:value-type="string" calcext:value-type="string">
            <text:p>frostball_extra_dmg_synergy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lizzard_frost_synergy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4"/>
          <table:table-cell office:value-type="string" calcext:value-type="string">
            <text:p>wis_small</text:p>
          </table:table-cell>
          <table:table-cell table:number-columns-repeated="512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"/>
          <table:table-cell office:value-type="string" calcext:value-type="string">
            <text:p>O</text:p>
          </table:table-cell>
          <table:table-cell table:number-columns-repeated="511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6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6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85"/>
          <table:table-cell office:value-type="string" calcext:value-type="string">
            <text:p>rogue_stealth</text:p>
          </table:table-cell>
          <table:table-cell table:number-columns-repeated="6"/>
          <table:table-cell table:style-name="ce6" table:number-columns-repeated="2"/>
          <table:table-cell office:value-type="string" calcext:value-type="string">
            <text:p>water_all_dmg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fire_all_dmg_small</text:p>
          </table:table-cell>
          <table:table-cell table:style-name="ce6" table:number-columns-repeated="2"/>
          <table:table-cell table:number-columns-repeated="4"/>
          <table:table-cell office:value-type="string" calcext:value-type="string">
            <text:p>instant_heal_remove_debuff_synerg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stant_hea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stant_heal_magic_shield_synergy</text:p>
          </table:table-cell>
          <table:table-cell table:number-columns-repeated="3"/>
          <table:table-cell office:value-type="string" calcext:value-type="string">
            <text:p>divine_shield</text:p>
          </table:table-cell>
          <table:table-cell table:number-columns-repeated="504"/>
        </table:table-row>
        <table:table-row table:style-name="ro1">
          <table:table-cell table:number-columns-repeated="485"/>
          <table:table-cell office:value-type="string" calcext:value-type="string">
            <text:p>O</text:p>
          </table:table-cell>
          <table:table-cell table:number-columns-repeated="5"/>
          <table:table-cell table:style-name="ce5"/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table:number-columns-repeated="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04"/>
        </table:table-row>
        <table:table-row table:style-name="ro1">
          <table:table-cell table:number-columns-repeated="485"/>
          <table:table-cell office:value-type="string" calcext:value-type="string">
            <text:p>O</text:p>
          </table:table-cell>
          <table:table-cell table:number-columns-repeated="6"/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table:number-columns-repeated="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04"/>
        </table:table-row>
        <table:table-row table:style-name="ro1">
          <table:table-cell table:number-columns-repeated="485"/>
          <table:table-cell office:value-type="string" calcext:value-type="string">
            <text:p>dex_small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_small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wis_small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504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righteous_fury_aoe_synerg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ighteous_fury</text:p>
          </table:table-cell>
          <table:table-cell table:number-columns-repeated="510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dex_small</text:p>
          </table:table-cell>
          <table:table-cell table:number-columns-repeated="2" table:style-name="ce8" office:value-type="string" calcext:value-type="string">
            <text:p>O</text:p>
          </table:table-cell>
          <table:table-cell table:number-columns-repeated="5" table:style-name="ce9" office:value-type="string" calcext:value-type="string">
            <text:p>O</text:p>
          </table:table-cell>
          <table:table-cell office:value-type="string" calcext:value-type="string">
            <text:p>start</text:p>
          </table:table-cell>
          <table:table-cell table:number-columns-repeated="5" table:style-name="ce9" office:value-type="string" calcext:value-type="string">
            <text:p>O</text:p>
          </table:table-cell>
          <table:table-cell table:number-columns-repeated="2" table:style-name="ce8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200"/>
          <table:table-cell office:value-type="string" calcext:value-type="string">
            <text:p>x</text:p>
          </table:table-cell>
          <table:table-cell table:number-columns-repeated="315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470"/>
          <table:table-cell office:value-type="string" calcext:value-type="string">
            <text:p>arrow_storm</text:p>
          </table:table-cell>
          <table:table-cell table:number-columns-repeated="5"/>
          <table:table-cell office:value-type="string" calcext:value-type="string">
            <text:p>triple_sho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riple_shot_consume_hunter_synergy</text:p>
          </table:table-cell>
          <table:table-cell table:number-columns-repeated="3"/>
          <table:table-cell office:value-type="string" calcext:value-type="string">
            <text:p>arrow_barrage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7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7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73"/>
          <table:table-cell office:value-type="string" calcext:value-type="string">
            <text:p>dex_small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_small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_small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_small</text:p>
          </table:table-cell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/>
          <table:table-cell table:number-columns-repeated="5" office:value-type="string" calcext:value-type="string">
            <text:p>O</text:p>
          </table:table-cell>
          <table:table-cell table:number-columns-repeated="511"/>
        </table:table-row>
        <table:table-row table:style-name="ro1">
          <table:table-cell table:number-columns-repeated="47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6"/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table:number-columns-repeated="6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7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6"/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table:number-columns-repeated="517"/>
        </table:table-row>
        <table:table-row table:style-name="ro1">
          <table:table-cell table:number-columns-repeated="479"/>
          <table:table-cell office:value-type="string" calcext:value-type="string">
            <text:p>imbu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mbue_crit_add_hunter_synergy</text:p>
          </table:table-cell>
          <table:table-cell/>
          <table:table-cell office:value-type="string" calcext:value-type="string">
            <text:p>recoil_add_hunter_synerg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coil_sho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coil_add_wounds_synergy</text:p>
          </table:table-cell>
          <table:table-cell table:number-columns-repeated="6"/>
          <table:table-cell office:value-type="string" calcext:value-type="string">
            <text:p>nature_all_dmg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thunder_all_dmg_small</text:p>
          </table:table-cell>
          <table:table-cell table:number-columns-repeated="519"/>
        </table:table-row>
        <table:table-row table:style-name="ro1">
          <table:table-cell table:number-columns-repeated="485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85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86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87"/>
          <table:table-cell office:value-type="string" calcext:value-type="string">
            <text:p>dex_small</text:p>
          </table:table-cell>
          <table:table-cell table:number-columns-repeated="3"/>
          <table:table-cell office:value-type="string" calcext:value-type="string">
            <text:p>regenerate_aoe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thorn_bush_major_thorns_synergy</text:p>
          </table:table-cell>
          <table:table-cell table:number-columns-repeated="3"/>
          <table:table-cell office:value-type="string" calcext:value-type="string">
            <text:p>thunder_spear_lightning_strike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88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89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regenerat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nature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orn_bush</text:p>
          </table:table-cell>
          <table:table-cell table:number-columns-repeated="3"/>
          <table:table-cell office:value-type="string" calcext:value-type="string">
            <text:p>thunder_spea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und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under_storm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1"/>
          <table:table-cell office:value-type="string" calcext:value-type="string">
            <text:p>regenerate_thorns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thunder_spear_thunder_essence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thorn_armor_thorns_synergy</text:p>
          </table:table-cell>
          <table:table-cell table:number-columns-repeated="3"/>
          <table:table-cell office:value-type="string" calcext:value-type="string">
            <text:p>thunder_dash_energy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lightning_totem_static_synergy</text:p>
          </table:table-cell>
          <table:table-cell table:number-columns-repeated="516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gorgons_gaz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nature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orn_arm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hunder_dash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und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lightning_totem</text:p>
          </table:table-cell>
          <table:table-cell table:number-columns-repeated="516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poisoned_weapons_thorns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poisoned_weapons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nature_all_dmg_small</text:p>
          </table:table-cell>
          <table:table-cell table:number-columns-repeated="529"/>
        </table:table-row>
        <table:table-row table:style-name="ro1" table:number-rows-repeated="69">
          <table:table-cell table:number-columns-repeated="1024"/>
        </table:table-row>
        <table:table-row table:style-name="ro1">
          <table:table-cell table:number-columns-repeated="498"/>
          <table:table-cell office:value-type="string" calcext:value-type="string">
            <text:p>o</text:p>
          </table:table-cell>
          <table:table-cell table:number-columns-repeated="525"/>
        </table:table-row>
        <table:table-row table:style-name="ro1" table:number-rows-repeated="146">
          <table:table-cell table:number-columns-repeated="1024"/>
        </table:table-row>
        <table:table-row table:style-name="ro1">
          <table:table-cell table:number-columns-repeated="506"/>
          <table:table-cell office:value-type="string" calcext:value-type="string">
            <text:p>x</text:p>
          </table:table-cell>
          <table:table-cell table:number-columns-repeated="517"/>
        </table:table-row>
        <table:table-row table:style-name="ro1" table:number-rows-repeated="10478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0">00/00/0000</text:date>, <text:time style:data-style-name="N2" text:time-value="18:21:25.85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20T18:21:51.918000000</dc:date>
    <meta:editing-duration>P1DT3H20M31S</meta:editing-duration>
    <meta:editing-cycles>80</meta:editing-cycles>
    <meta:generator>Trio_Office/6.2.8.2$Windows_x86 LibreOffice_project/</meta:generator>
    <meta:document-statistic meta:table-count="1" meta:cell-count="341" meta:object-count="0"/>
  </office:meta>
</office:document-meta>
</file>